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1.8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9167in"/>
    </style:style>
    <style:style style:name="rststyle-rststyle-table-1.B" style:family="table-column">
      <style:table-column-properties style:column-width="10.9167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debian kurulumu</text:p>
      <text:p text:style-name="rststyle-textbody">Bu dokümanda debianı <text:span text:style-name="rststyle-strong">debootstrap</text:span> ile kurma konusu anlatılacaktır. <text:span text:style-name="rststyle-strong">Bu dokümandaki komutları kendi kurulumunuza göre uyarlayarak yazın.</text:span></text:p>
      <text:p text:style-name="rststyle-textbody">Bu dokümanda <text:span text:style-name="rststyle-strong">debian sid</text:span> kurulumu anlatılmıştır. <text:span text:style-name="rststyle-strong">sid</text:span> yerine <text:span text:style-name="rststyle-strong">stable</text:span> kullanmak isterseniz dokümanda <text:span text:style-name="rststyle-emphasis">sid</text:span> gördüğünüz yerlere <text:span text:style-name="rststyle-emphasis">stable</text:span> yazmanız gerekir.</text:p>
      <text:p text:style-name="rststyle-textbody">Not: <text:span text:style-name="rststyle-strong">Uefi</text:span> kurulum için <text:span text:style-name="rststyle-strong">efi</text:span> bölümü <text:span text:style-name="rststyle-strong">/dev/sda1</text:span>, her iki kurulum türü için <text:span text:style-name="rststyle-strong">/dev/sda2</text:span> kök dizin olarak ele alıp anlatacağım.</text:p>
      <text:p text:style-name="rststyle-textbody">Not: Bu dokümandaki yazılanları uygulamadan dolayı oluşabilecek zarar veya veri kayıplarından dokümanın yazarı sorumlu tutulamaz.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rootfs</text:p>
          </table:table-cell>
          <table:table-cell table:style-name="rststyle-rststyle-table-1.A1" office:value-type="string">
            <text:p text:style-name="rststyle-textbody">Kurulumu yapılan sistemin taslağıdır. <text:span text:style-name="rststyle-strong">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debootstrap</text:p>
          </table:table-cell>
          <table:table-cell table:style-name="rststyle-rststyle-table-1.A1" office:value-type="string">
            <text:p text:style-name="rststyle-textbody"><text:span text:style-name="rststyle-strong">rootfs</text:span> oluşturmak için kullanılan komuttur. Debiana ait bir araçtır fakat debian dışında da kullanılabilir.</text:p>
          </table:table-cell>
        </table:table-row>
        <table:table-row>
          <table:table-cell table:style-name="rststyle-rststyle-table-1.A1" office:value-type="string">
            <text:p text:style-name="rststyle-textbody">efi bölümü</text:p>
          </table:table-cell>
          <table:table-cell table:style-name="rststyle-rststyle-table-1.A1" office:value-type="string">
            <text:p text:style-name="rststyle-textbody">Sadece <text:span text:style-name="rststyle-strong">Uefi</text:span> kullanan sistemlerde bulunan ve açılış için gereken dosyaların bulunduğu bölümdür.</text:p>
          </table:table-cell>
        </table:table-row>
        <table:table-row>
          <table:table-cell table:style-name="rststyle-rststyle-table-1.A1" office:value-type="string">
            <text:p text:style-name="rststyle-textbody">kök dizin</text:p>
          </table:table-cell>
          <table:table-cell table:style-name="rststyle-rststyle-table-1.A1" office:value-type="string">
            <text:p text:style-name="rststyle-textbody">Kurulumu yapılan sistemin kurulacağı yerdir.</text:p>
          </table:table-cell>
        </table:table-row>
      </table:table>
      <text:section text:name="Section1" text:style-name="Sect1">
        <text:h text:outline-level="1" text:style-name="rststyle-heading1">Gerekenler</text:h>
        <text:p text:style-name="rststyle-textbody"><text:span text:style-name="rststyle-strong">Debian</text:span> tabanlı herhangi bir dağıtım isosu (<text:span text:style-name="rststyle-emphasis">ubuntu debian pardus mint fark etmez</text:span>)</text:p>
        <text:p text:style-name="rststyle-textbody">Eğer debian tabanlı olmayan bir dağıtım varsa ona debootstrap kurmalısınız.</text:p>
        <text:p text:style-name="rststyle-textbody">Kaynak kodu derlemeden önce bir tane yamaya ihtiyacınız olabilir.</text:p>
        <text:p text:style-name="rststyle-textbody">Kaynak kod: https://salsa.debian.org/installer-team/debootstrap</text:p>
        <text:p text:style-name="rststyle-textbody">Yama: https://gitlab.com/sulinos/repositories/SulinRepository/-/raw/master/system/devel/debootstrap/files/0001-remove-dpkg-support.patch</text:p>
      </text:section>
      <text:section text:name="Section2" text:style-name="Sect1">
        <text:h text:outline-level="1" text:style-name="rststyle-heading1">Hazırlık aşaması</text:h>
        <text:p text:style-name="rststyle-textbody">Elinizdeki isoyu yazdırıp <text:span text:style-name="rststyle-strong">live</text:span> olarak açın. Tüm işlemi <text:span text:style-name="rststyle-strong">live</text:span> modda halleceğiz.
Tüm işlemi <text:span text:style-name="rststyle-strong">root</text:span> yetkisi ile yapacağız. <text:span text:style-name="rststyle-strong">sudo su</text:span> yazarak önce <text:span text:style-name="rststyle-strong">root</text:span> yetkisi alın.</text:p>
        <text:list text:style-name="rststyle-enumlist-arabic">
          <text:list-item>
            <text:p text:style-name="rststyle-enumitem"><text:span text:style-name="rststyle-strong">debootstrap</text:span> paketini kurun:</text:p>
          </text:list-item>
        </text:list>
        <ns0:p ns0:style-name="rststyle-codeblock">$ apt-get update<ns0:line-break/>$ apt-get install debootstrap</ns0:p>
        <text:list text:style-name="rststyle-enumlist-arabic">
          <text:list-item>
            <text:p text:style-name="rststyle-enumitem"><text:span text:style-name="rststyle-strong">Uefi</text:span> mi yoksa <text:span text:style-name="rststyle-strong">legacy</text:span> mi kullandığınızı öğrenin:</text:p>
          </text:list-item>
        </text:list>
        <text:p text:style-name="rststyle-textbody">Eğer <text:span text:style-name="rststyle-strong">/sys/firmware/efi</text:span> adında bir dizin varsa <text:span text:style-name="rststyle-strong">uefi</text:span> kullanıyorsunuzdur. Aşağıdaki komutun çıktısı da aynı bilgiyi verecektir.</text:p>
        <ns0:p ns0:style-name="rststyle-codeblock">[ -d /sys/firmware/efi ] &amp;&amp; echo UEFI || echo legacy</ns0:p>
        <text:span text:style-name="rststyle-operator">[</text:span>
        <text:span text:style-name="rststyle-operator">]</text:span>
        <text:span text:style-name="rststyle-operator">&amp;&amp;</text:span>
        <text:span text:style-name="rststyle-name">
          <text:span text:style-name="rststyle-builtin">echo</text:span>
        </text:span>
        <text:span text:style-name="rststyle-operator">||</text:span>
        <text:span text:style-name="rststyle-name">
          <text:span text:style-name="rststyle-builtin">echo</text:span>
        </text:span>
        <text:list text:style-name="rststyle-enumlist-arabic">
          <text:list-item>
            <text:p text:style-name="rststyle-enumitem">Kurulum yapılacak diski bölümlendirelim. <text:span text:style-name="rststyle-strong">Uefi</text:span> için <text:span text:style-name="rststyle-strong">100mb efi bölümü</text:span> ve bir <text:span text:style-name="rststyle-strong">kök dizin</text:span> oluşturalım. (<text:span text:style-name="rststyle-emphasis">ben sda1 efi sda2 kök olarak anlatacağım</text:span>) <text:span text:style-name="rststyle-strong">legacy</text:span> için sadece <text:span text:style-name="rststyle-strong">kök dizin</text:span> açmamız yeterlidir.</text:p>
          </text:list-item>
        </text:list>
        <ns0:p ns0:style-name="rststyle-codeblock">$ cfdisk /dev/sda # Bunun yerine gparted gibi gui araçları da kullanabilirsiniz.</ns0:p>
        <text:span text:style-name="rststyle-comment">
          <text:span text:style-name="rststyle-single"># Bunun yerine gparted gibi gui araçları da kullanabilirsiniz.</text:span>
        </text:span>
        <text:list text:style-name="rststyle-enumlist-arabic">
          <text:list-item>
            <text:p text:style-name="rststyle-enumitem">Diskleri biçimlendirelim:</text:p>
          </text:list-item>
        </text:list>
        <ns0:p ns0:style-name="rststyle-codeblock">$ mkfs.ext4 /dev/sda2 # kök dizin<ns0:line-break/>$ mkfs.vfat /dev/sda1 # efi bölümü (sadece uefi kullananlar yapmalı)</ns0:p>
        <text:span text:style-name="rststyle-comment">
          <text:span text:style-name="rststyle-single"># kök dizin
</text:span>
        </text:span>
        <text:span text:style-name="rststyle-comment">
          <text:span text:style-name="rststyle-single"># efi bölümü (sadece uefi kullananlar yapmalı)</text:span>
        </text:span>
      </text:section>
      <text:section text:name="Section3" text:style-name="Sect1">
        <text:h text:outline-level="1" text:style-name="rststyle-heading1">Kurulum aşaması</text:h>
        <text:section text:name="Section4" text:style-name="Sect2">
          <text:h text:outline-level="2" text:style-name="rststyle-heading2">Chroot dışındaki kurulum aşamaları</text:h>
          <text:list text:style-name="rststyle-enumlist-arabic">
            <text:list-item>
              <text:p text:style-name="rststyle-enumitem">Diskleri hazırladıktan sonra kuruluma geçebiliriz. Bunun için ilk <text:span text:style-name="rststyle-strong">kök dizin</text:span> olacak yeri <text:span text:style-name="rststyle-strong">/mnt</text:span> içine bağlayalım. Bağlanıp bağlanmadığını <text:span text:style-name="rststyle-strong">lsblk</text:span> veya <text:span text:style-name="rststyle-strong">df</text:span> komutları ile kontrol edebilirsiniz.</text:p>
            </text:list-item>
          </text:list>
          <ns0:p ns0:style-name="rststyle-codeblock">$ mount /dev/sda2 /mnt</ns0:p>
          <text:list text:style-name="rststyle-enumlist-arabic">
            <text:list-item>
              <text:p text:style-name="rststyle-enumitem"><text:span text:style-name="rststyle-strong">Debootstrap</text:span> ile diskin içine <text:span text:style-name="rststyle-strong">rootfs</text:span> oluşturalım. Debian tabanı dışındaki dağıtımlarda <text:span text:style-name="rststyle-strong">--arch amd64</text:span> parametresini yazmak zorundasınız.</text:p>
            </text:list-item>
          </text:list>
          <ns0:p ns0:style-name="rststyle-codeblock">$ debootstrap --arch amd64 --no-merged-usr sid /mnt https://deb.debian.org/debian</ns0:p>
          <text:list text:style-name="rststyle-enumlist-arabic">
            <text:list-item>
              <text:p text:style-name="rststyle-enumitem">Oluşturduğumuz <text:span text:style-name="rststyle-strong">rootfs</text:span> içine <text:span text:style-name="rststyle-strong">dev sys proc run</text:span> dizinlerini bağlayalım.</text:p>
            </text:list-item>
          </text:list>
          <ns0:p ns0:style-name="rststyle-codeblock">$ for i in dev dev/pts proc sys run; do mount -o bind /$i /mnt/$i; done</ns0:p>
          <text:span text:style-name="rststyle-keyword">for</text:span>
          <text:span text:style-name="rststyle-keyword">in</text:span>
          <text:span text:style-name="rststyle-punctuation">;</text:span>
          <text:span text:style-name="rststyle-keyword">do</text:span>
          <text:span text:style-name="rststyle-name">
            <text:span text:style-name="rststyle-builtin">bind</text:span>
          </text:span>
          <text:span text:style-name="rststyle-name">
            <text:span text:style-name="rststyle-variable">$i</text:span>
          </text:span>
          <text:span text:style-name="rststyle-name">
            <text:span text:style-name="rststyle-variable">$i</text:span>
          </text:span>
          <text:span text:style-name="rststyle-punctuation">;</text:span>
          <text:span text:style-name="rststyle-keyword">done</text:span>
          <text:list text:style-name="rststyle-enumlist-arabic">
            <text:list-item>
              <text:p text:style-name="rststyle-enumitem"><text:span text:style-name="rststyle-strong">Rootfs</text:span> içerisine <text:span text:style-name="rststyle-strong">chroot</text:span> ile girelim. Bu aşamadan sonraki tüm adımlar <text:span text:style-name="rststyle-strong">chroot</text:span> içerisinde yapılacaktır. Chroota girdikten hemen sonra <text:span text:style-name="rststyle-strong">profile</text:span> dosyamızı etkin hale getirelim.</text:p>
            </text:list-item>
          </text:list>
          <ns0:p ns0:style-name="rststyle-codeblock">$ chroot /mnt /bin/bash<ns0:line-break/>$ source /etc/profile # (Bu komut chroot içerisinde çalıştırılmalı)</ns0:p>
          <text:span text:style-name="rststyle-name">
            <text:span text:style-name="rststyle-builtin">source</text:span>
          </text:span>
          <text:span text:style-name="rststyle-comment">
            <text:span text:style-name="rststyle-single"># (Bu komut chroot içerisinde çalıştırılmalı)</text:span>
          </text:span>
        </text:section>
        <text:section text:name="Section5" text:style-name="Sect2">
          <text:h text:outline-level="2" text:style-name="rststyle-heading2">Chroot içindeki kurulum aşamaları</text:h>
          <text:list text:style-name="rststyle-enumlist-arabic">
            <text:list-item>
              <text:p text:style-name="rststyle-enumitem"><text:span text:style-name="rststyle-strong">Kerneli</text:span> ve <text:span text:style-name="rststyle-strong">grubu</text:span> kuralım. <text:span text:style-name="rststyle-strong">Uefi</text:span> kullananlar <text:span text:style-name="rststyle-strong">efi</text:span> bölümünü <text:span text:style-name="rststyle-strong">/boot/efi</text:span> dizinine bağlamalılar.</text:p>
            </text:list-item>
          </text:list>
          <ns0:p ns0:style-name="rststyle-codeblock"># sadece uefi kullananların yapması gereken kısım<ns0:line-break/>$ mkdir -p /boot/efi<ns0:line-break/>$ mount /dev/sda1 /boot/efi<ns0:line-break/>$ mount -t efivarfs efivarfs /sys/firmware/efi/efivars<ns0:line-break/># uefi ve legacy için ortak olan kısım<ns0:line-break/>$ apt-get update<ns0:line-break/>$ apt-get install grub-pc-bin grub-efi linux-image-amd64 linux-headers-amd64<ns0:line-break/>$ grub-install /dev/sda<ns0:line-break/>$ grub-mkconfig -o /boot/grub/grub.cfg</ns0:p>
          <text:span text:style-name="rststyle-comment">
            <text:span text:style-name="rststyle-single"># sadece uefi kullananların yapması gereken kısım
</text:span>
          </text:span>
          <text:span text:style-name="rststyle-comment">
            <text:span text:style-name="rststyle-single"># uefi ve legacy için ortak olan kısım
</text:span>
          </text:span>
          <text:list text:style-name="rststyle-enumlist-arabic">
            <text:list-item>
              <text:p text:style-name="rststyle-enumitem"><text:span text:style-name="rststyle-strong">Non-free</text:span> ve <text:span text:style-name="rststyle-strong">Contrib</text:span> depolarını etkinleştirelim (<text:span text:style-name="rststyle-emphasis">isteğe bağlı</text:span>)</text:p>
            </text:list-item>
          </text:list>
          <ns0:p ns0:style-name="rststyle-codeblock">$ echo 'deb https://deb.debian.org/debian sid main contrib non-free' &gt; /etc/apt/sources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single">'deb https://deb.debian.org/debian sid main contrib non-free'</text:span>
            </text:span>
          </text:span>
          <text:list text:style-name="rststyle-enumlist-arabic">
            <text:list-item>
              <text:p text:style-name="rststyle-enumitem">Sürücüleri kuralım (<text:span text:style-name="rststyle-emphasis">isteğe bağlı</text:span>)</text:p>
            </text:list-item>
          </text:list>
          <ns0:p ns0:style-name="rststyle-codeblock">$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list text:style-name="rststyle-enumlist-arabic">
            <text:list-item>
              <text:p text:style-name="rststyle-enumitem"><text:span text:style-name="rststyle-strong">/etc/fstab</text:span> dosyasını düzenleyelim. Not: <text:span text:style-name="rststyle-strong">Uefi</text:span> kullananlar <text:span text:style-name="rststyle-strong">efi</text:span> bölümünü de ekleyebilirler. Ben şahsen gerekli görmüyorum.</text:p>
            </text:list-item>
          </text:list>
          <text:p text:style-name="rststyle-textbody">içeriği şu şekilde olmalı:</text:p>
          <ns0:p ns0:style-name="rststyle-codeblock"># UNCONFIGURED FSTAB FOR BASE SYSTEM<ns0:line-break/>/dev/sda2 / ext4 defaults,rw 0 0</ns0:p>
          <text:span text:style-name="rststyle-comment">
            <text:span text:style-name="rststyle-single"># UNCONFIGURED FSTAB FOR BASE SYSTEM
</text:span>
          </text:span>
          <text:span text:style-name="rststyle-literal">
            <text:span text:style-name="rststyle-number">0</text:span>
          </text:span>
          <text:span text:style-name="rststyle-literal">
            <text:span text:style-name="rststyle-number">0</text:span>
          </text:span>
          <text:list text:style-name="rststyle-enumlist-arabic">
            <text:list-item>
              <text:p text:style-name="rststyle-enumitem">Masaüstü ortamı kuralım (<text:span text:style-name="rststyle-emphasis">isteğe bağlı</text:span>)</text:p>
            </text:list-item>
          </text:list>
          <ns0:p ns0:style-name="rststyle-codeblock">$ apt-get install xorg xinit<ns0:line-break/>$ apt-get install lightdm # giriş ekranı olarak lightdm yerine istediğinizi kurabilirsiniz.</ns0:p>
          <text:span text:style-name="rststyle-comment">
            <text:span text:style-name="rststyle-single"># giriş ekranı olarak lightdm yerine istediğinizi kurabilirsiniz.</text:span>
          </text:span>
          <table:table table:name="rststyle-rststyle-table-2" table:style-name="rststyle-rststyle-table-2">
            <table:table-column table:style-name="rststyle-rststyle-table-2.A"/>
            <table:table-column table:style-name="rststyle-rststyle-table-2.B"/>
            <table:table-header-rows>
              <table:table-row>
                <table:table-cell table:style-name="rststyle-rststyle-table-2.A1" office:value-type="string">
                  <text:p text:style-name="Table_20_Heading">Masaüstü</text:p>
                </table:table-cell>
                <table:table-cell table:style-name="rststyle-rststyle-table-2.A1" office:value-type="string">
                  <text:p text:style-name="Table_20_Heading">Komut</text:p>
                </table:table-cell>
              </table:table-row>
            </table:table-header-rows>
            <table:table-row>
              <table:table-cell table:style-name="rststyle-rststyle-table-2.A1" office:value-type="string">
                <text:p text:style-name="rststyle-textbody">xfce</text:p>
              </table:table-cell>
              <table:table-cell table:style-name="rststyle-rststyle-table-2.A1" office:value-type="string">
                <text:p text:style-name="rststyle-textbody">apt-get install xfce4</text:p>
              </table:table-cell>
            </table:table-row>
            <table:table-row>
              <table:table-cell table:style-name="rststyle-rststyle-table-2.A1" office:value-type="string">
                <text:p text:style-name="rststyle-textbody">lxde</text:p>
              </table:table-cell>
              <table:table-cell table:style-name="rststyle-rststyle-table-2.A1" office:value-type="string">
                <text:p text:style-name="rststyle-textbody">apt-get install lxde</text:p>
              </table:table-cell>
            </table:table-row>
            <table:table-row>
              <table:table-cell table:style-name="rststyle-rststyle-table-2.A1" office:value-type="string">
                <text:p text:style-name="rststyle-textbody">cinnamon</text:p>
              </table:table-cell>
              <table:table-cell table:style-name="rststyle-rststyle-table-2.A1" office:value-type="string">
                <text:p text:style-name="rststyle-textbody">apt-get install cinnamon</text:p>
              </table:table-cell>
            </table:table-row>
            <table:table-row>
              <table:table-cell table:style-name="rststyle-rststyle-table-2.A1" office:value-type="string">
                <text:p text:style-name="rststyle-textbody">budgie</text:p>
              </table:table-cell>
              <table:table-cell table:style-name="rststyle-rststyle-table-2.A1" office:value-type="string">
                <text:p text:style-name="rststyle-textbody">apt-get install budige-desktop</text:p>
              </table:table-cell>
            </table:table-row>
            <table:table-row>
              <table:table-cell table:style-name="rststyle-rststyle-table-2.A1" office:value-type="string">
                <text:p text:style-name="rststyle-textbody">plasma</text:p>
              </table:table-cell>
              <table:table-cell table:style-name="rststyle-rststyle-table-2.A1" office:value-type="string">
                <text:p text:style-name="rststyle-textbody">apt-get install kde-standard</text:p>
              </table:table-cell>
            </table:table-row>
            <table:table-row>
              <table:table-cell table:style-name="rststyle-rststyle-table-2.A1" office:value-type="string">
                <text:p text:style-name="rststyle-textbody">gnome</text:p>
              </table:table-cell>
              <table:table-cell table:style-name="rststyle-rststyle-table-2.A1" office:value-type="string">
                <text:p text:style-name="rststyle-textbody">apt-get install gnome-core</text:p>
              </table:table-cell>
            </table:table-row>
            <table:table-row>
              <table:table-cell table:style-name="rststyle-rststyle-table-2.A1" office:value-type="string">
                <text:p text:style-name="rststyle-textbody">mate</text:p>
              </table:table-cell>
              <table:table-cell table:style-name="rststyle-rststyle-table-2.A1" office:value-type="string">
                <text:p text:style-name="rststyle-textbody">apt-get install mate-desktop-environment-core</text:p>
              </table:table-cell>
            </table:table-row>
          </table:table>
          <text:list text:style-name="rststyle-enumlist-arabic">
            <text:list-item>
              <text:p text:style-name="rststyle-enumitem">Yeni <text:span text:style-name="rststyle-strong">kullanıcı</text:span> oluşturalım ve <text:span text:style-name="rststyle-strong">parola</text:span> atayalım. Not: <text:span text:style-name="rststyle-strong">Sudo</text:span> kurmadığınızda <text:span text:style-name="rststyle-strong">root</text:span> yetkisi almak için <text:span text:style-name="rststyle-strong">su</text:span> komutu kullanmanız gerekir.</text:p>
            </text:list-item>
          </text:list>
          <ns0:p ns0:style-name="rststyle-codeblock">$ useradd -m kullanıcıadı -G netdev,audio,video,plugdev,floppy -s /bin/bash<ns0:line-break/>$ passwd kullanıcıadı # kullanıcıya parola atamak için<ns0:line-break/>$ passwd root # root kullancısına parola atamak için</ns0:p>
          <text:span text:style-name="rststyle-comment">
            <text:span text:style-name="rststyle-single"># kullanıcıya parola atamak için
</text:span>
          </text:span>
          <text:span text:style-name="rststyle-comment">
            <text:span text:style-name="rststyle-single"># root kullancısına parola atamak için</text:span>
          </text:span>
          <text:list text:style-name="rststyle-enumlist-arabic">
            <text:list-item>
              <text:p text:style-name="rststyle-enumitem">Network-manager kuralım.</text:p>
            </text:list-item>
          </text:list>
          <ns0:p ns0:style-name="rststyle-codeblock"># Bunu tüm kullanıcılar kurmalıdır.<ns0:line-break/>$ apt-get install network-manager<ns0:line-break/># Bunu kde ve gnome kullanıcılarının kurmasına gerek yok.<ns0:line-break/>$ apt-get install network-manager-gnome</ns0:p>
          <text:span text:style-name="rststyle-comment">
            <text:span text:style-name="rststyle-single"># Bunu tüm kullanıcılar kurmalıdır.
</text:span>
          </text:span>
          <text:span text:style-name="rststyle-comment">
            <text:span text:style-name="rststyle-single"># Bunu kde ve gnome kullanıcılarının kurmasına gerek yok.
</text:span>
          </text:span>
          <text:list text:style-name="rststyle-enumlist-arabic">
            <text:list-item>
              <text:p text:style-name="rststyle-enumitem">Sudo kurulumu ve ayarlamasını yapabilirsiniz (Tavsiye etmem :D)</text:p>
            </text:list-item>
          </text:list>
          <ns0:p ns0:style-name="rststyle-codeblock">$ apt-get install sudo<ns0:line-break/>$ usermod -aG sudo kullanıcıadı</ns0:p>
          <text:list text:style-name="rststyle-enumlist-arabic">
            <text:list-item>
              <text:p text:style-name="rststyle-enumitem">Dil ve klavye ayarlarını yapabiliriz. Türkçe Q klavye için klavye varyantı boş bırakılmalıdır. Türkçe F klavye için varyant kısmına f yazılmalıdır.</text:p>
            </text:list-item>
          </text:list>
          <ns0:p ns0:style-name="rststyle-codeblock">$ dpkg-reconfigure locales # dil ayarı için<ns0:line-break/>$ nano /etc/default/keyboard # bu dosyayı düzenleyin ve kaydedin.</ns0:p>
          <text:span text:style-name="rststyle-comment">
            <text:span text:style-name="rststyle-single"># dil ayarı için
</text:span>
          </text:span>
          <text:span text:style-name="rststyle-comment">
            <text:span text:style-name="rststyle-single"># bu dosyayı düzenleyin ve kaydedin.</text:span>
          </text:span>
          <text:list text:style-name="rststyle-enumlist-arabic">
            <text:list-item>
              <text:p text:style-name="rststyle-enumitem">Grub ekranındaki bekleme süresini kapatabilirsiniz. (isteğe bağlı)</text:p>
            </text:list-item>
          </text:list>
          <text:p text:style-name="rststyle-textbody">Eğer <text:span text:style-name="rststyle-strong">0</text:span> ayarlarsanız grub ekranı gözükmez. <text:span text:style-name="rststyle-strong">-1</text:span> yaparsanız siz tuşa basana kadar sürekli olarak gözükür.</text:p>
          <ns0:p ns0:style-name="rststyle-codeblock">$ sed -i "s/^GRUB_TIMEOUT=.*/GRUB_TIMEOUT=0/g" /etc/default/grub</ns0:p>
          <text:span text:style-name="rststyle-literal">
            <text:span text:style-name="rststyle-string">
              <text:span text:style-name="rststyle-double">"s/^GRUB_TIMEOUT=.*/GRUB_TIMEOUT=0/g"</text:span>
            </text:span>
          </text:span>
        </text:section>
      </text:section>
      <text:section text:name="Section6" text:style-name="Sect1">
        <text:h text:outline-level="1" text:style-name="rststyle-heading1">Kurulumu sonrası aşama</text:h>
        <text:list text:style-name="rststyle-enumlist-arabic">
          <text:list-item>
            <text:p text:style-name="rststyle-enumitem">Temizlik yapalım:</text:p>
          </text:list-item>
        </text:list>
        <ns0:p ns0:style-name="rststyle-codeblock">$ apt-get clean</ns0:p>
        <text:list text:style-name="rststyle-enumlist-arabic">
          <text:list-item>
            <text:p text:style-name="rststyle-enumitem"><text:span text:style-name="rststyle-strong">Chroot</text:span> içinden çıkalım ve artık yeniden başlatabiliriz. Eğer hatalı bir şey yapmadıysanız sisteminiz düzgünce açılacaktır.</text:p>
          </text:list-item>
        </text:list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root</meta:initial-creator>
    <meta:creation-date>2021-11-02T12:31:30</meta:creation-date>
    <dc:creator>root</dc:creator>
    <dc:date>2021-11-02T12:31:30</dc:date>
    <dc:language>en-US</dc:language>
    <meta:editing-cycles>1</meta:editing-cycles>
    <meta:editing-duration>PT00M01S</meta:editing-duration>
    <dc:title>debian kurulumu</dc:title>
  </office:meta>
</office:document-meta>
</file>